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monospace" svg:font-family="monospace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style:rel-width="100%" table:align="center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style:vertical-align="middle" fo:padding="0.0417in" fo:border="none"/>
    </style:style>
    <style:style style:name="P1" style:family="paragraph" style:parent-style-name="Table_20_Contents">
      <style:paragraph-properties fo:margin-left="0.4165in" fo:margin-right="0in" fo:margin-top="0in" fo:margin-bottom="0.1965in" fo:text-indent="0in" style:auto-text-indent="false"/>
    </style:style>
    <style:style style:name="P2" style:family="paragraph" style:parent-style-name="Table_20_Contents">
      <style:paragraph-properties fo:margin-left="0.4165in" fo:margin-right="0in" fo:margin-top="0in" fo:margin-bottom="0.1965in" fo:text-indent="0in" style:auto-text-indent="false"/>
      <style:text-properties fo:color="#333399"/>
    </style:style>
    <style:style style:name="P3" style:family="paragraph" style:parent-style-name="Table_20_Contents">
      <style:paragraph-properties fo:margin-left="0.4165in" fo:margin-right="0in" fo:margin-top="0in" fo:margin-bottom="0.1965in" fo:text-indent="0in" style:auto-text-indent="false"/>
      <style:text-properties fo:color="#800000"/>
    </style:style>
    <style:style style:name="P4" style:family="paragraph" style:parent-style-name="Table_20_Contents">
      <style:paragraph-properties fo:margin-left="0in" fo:margin-right="0in" fo:margin-top="0in" fo:margin-bottom="0.1965in" fo:text-indent="0in" style:auto-text-indent="false"/>
      <style:text-properties fo:color="#333399"/>
    </style:style>
    <style:style style:name="P5" style:family="paragraph" style:parent-style-name="Table_20_Contents">
      <style:paragraph-properties fo:margin-left="0in" fo:margin-right="0in" fo:margin-top="0in" fo:margin-bottom="0.1965in" fo:text-indent="0in" style:auto-text-indent="false"/>
      <style:text-properties fo:color="#800000"/>
    </style:style>
    <style:style style:name="P6" style:family="paragraph" style:parent-style-name="Preformatted_20_Text">
      <style:paragraph-properties fo:margin-left="0.4165in" fo:margin-right="0in" fo:text-indent="0in" style:auto-text-indent="false"/>
    </style:style>
    <style:style style:name="P7" style:family="paragraph" style:parent-style-name="Preformatted_20_Text">
      <style:paragraph-properties fo:margin-left="0.4165in" fo:margin-right="0in" fo:text-indent="0in" style:auto-text-indent="false"/>
      <style:text-properties fo:color="#333399"/>
    </style:style>
    <style:style style:name="P8" style:family="paragraph" style:parent-style-name="Preformatted_20_Text">
      <style:paragraph-properties fo:margin-left="0.4165in" fo:margin-right="0in" fo:text-indent="0in" style:auto-text-indent="false"/>
      <style:text-properties fo:color="#800000"/>
    </style:style>
    <style:style style:name="P9" style:family="paragraph" style:parent-style-name="Preformatted_20_Text">
      <style:paragraph-properties fo:margin-left="0.4165in" fo:margin-right="0in" fo:text-indent="0in" style:auto-text-indent="false"/>
      <style:text-properties fo:color="#800000" style:font-name="monospace"/>
    </style:style>
    <style:style style:name="P10" style:family="paragraph" style:parent-style-name="Preformatted_20_Text">
      <style:paragraph-properties fo:margin-left="0.4165in" fo:margin-right="0in" fo:margin-top="0in" fo:margin-bottom="0.1965in" fo:text-indent="0in" style:auto-text-indent="false"/>
      <style:text-properties fo:color="#800000"/>
    </style:style>
    <style:style style:name="T1" style:family="text">
      <style:text-properties style:font-name="monospace"/>
    </style:style>
    <style:style style:name="T2" style:family="text">
      <style:text-properties style:font-name="monospace" fo:font-weight="bold" style:font-weight-asian="bold" style:font-weight-complex="bold"/>
    </style:style>
    <style:style style:name="T3" style:family="text">
      <style:text-properties fo:color="#333399"/>
    </style:style>
    <style:style style:name="T4" style:family="text">
      <style:text-properties fo:color="#333399" style:font-name="monospace"/>
    </style:style>
    <style:style style:name="T5" style:family="text">
      <style:text-properties fo:color="#333399" style:font-name="Courier New1"/>
    </style:style>
    <style:style style:name="T6" style:family="text">
      <style:text-properties style:font-name="Courier New1"/>
    </style:style>
    <style:style style:name="T7" style:family="text">
      <style:text-properties fo:color="#800000"/>
    </style:style>
    <style:style style:name="T8" style:family="text">
      <style:text-properties fo:color="#800000" style:font-name="monospa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The source code of this application is shown below:</text:p>
            <text:p text:style-name="P8"><text:span text:style-name="T1">using System;</text:span></text:p>
            <text:p text:style-name="P9">using System.Collections.Generic;</text:p>
            <text:p text:style-name="P6"><text:span text:style-name="T8">using System.ComponentModel;</text:span></text:p>
            <text:p text:style-name="P8"><text:s/><text:span text:style-name="T1">using System.Data;</text:span></text:p>
            <text:p text:style-name="P8"><text:s/><text:span text:style-name="T1">using System.Drawing;</text:span></text:p>
            <text:p text:style-name="P8"><text:s/><text:span text:style-name="T1">using System.Linq;</text:span></text:p>
            <text:p text:style-name="P8"><text:s/><text:span text:style-name="T1">using System.Text;</text:span></text:p>
            <text:p text:style-name="P8"><text:s/><text:span text:style-name="T1">using System.Windows.Forms;</text:span></text:p>
            <text:p text:style-name="P7"><text:s/><text:span text:style-name="T1">namespace Interfacing_</text:span><text:span text:style-name="T2">74HC4051_to_the_Serial_Port</text:span></text:p>
            <text:p text:style-name="P7"><text:s/><text:span text:style-name="T1">{</text:span></text:p>
            <text:p text:style-name="P7"><text:s/>    <text:span text:style-name="T1">public partial class Form1 : Form</text:span></text:p>
            <text:p text:style-name="P7"><text:s/>    <text:span text:style-name="T1">{</text:span></text:p>
            <text:p text:style-name="P7"><text:s/>        <text:span text:style-name="T8">public bool OUT; // needs for checking the state of CTS signal</text:span></text:p>
            <text:p text:style-name="P7"><text:s/>        <text:span text:style-name="T1">public Form1()</text:span></text:p>
            <text:p text:style-name="P7"><text:s/>        <text:span text:style-name="T1">{</text:span></text:p>
            <text:p text:style-name="P7"><text:s/>            <text:span text:style-name="T1">InitializeComponent();</text:span></text:p>
            <text:p text:style-name="P7"><text:s/>        <text:span text:style-name="T1">}</text:span></text:p>
            <text:p text:style-name="P7"><text:span text:style-name="T1"/></text:p>
            <text:p text:style-name="P7"><text:s/><text:span text:style-name="T1">private void </text:span><text:span text:style-name="T2">button1</text:span><text:span text:style-name="T1">_Click(object sender, EventArgs e)</text:span></text:p>
            <text:p text:style-name="P7"><text:s text:c="2"/><text:span text:style-name="T1">{</text:span></text:p>
            <text:p text:style-name="P7"><text:s text:c="2"/><text:span text:style-name="T8">if (!serialPort1.IsOpen)</text:span></text:p>
            <text:p text:style-name="P8"><text:s text:c="2"/><text:span text:style-name="T1">serialPort1.Open();</text:span></text:p>
            <text:p text:style-name="P8"><text:s/></text:p>
            <text:p text:style-name="P8"><text:s text:c="2"/><text:span text:style-name="T1">textBox1.Text = " ";</text:span></text:p>
            <text:p text:style-name="P8"><text:s/></text:p>
            <text:p text:style-name="P8"><text:s text:c="2"/><text:span text:style-name="T1">// CHANNEL X0 (RTS = 0, DTR = 0)</text:span></text:p>
            <text:p text:style-name="P8"><text:s text:c="2"/><text:span text:style-name="T1">serialPort1.RtsEnable = true; //RTS = 0</text:span></text:p>
            <text:p text:style-name="P8"><text:s text:c="2"/><text:span text:style-name="T1">serialPort1.DtrEnable = true ; // DTR = 0</text:span></text:p>
            <text:p text:style-name="P8"><text:s text:c="2"/><text:span text:style-name="T1">WriteStatus();</text:span></text:p>
            <text:p text:style-name="P8"><text:s text:c="2"/><text:span text:style-name="T1">// CHANNEL X1 (RTS = 1, DTR = 0)</text:span></text:p>
            <text:p text:style-name="P8"><text:s text:c="2"/><text:span text:style-name="T1">serialPort1.RtsEnable = false; //RTS = 1</text:span></text:p>
            <text:p text:style-name="P8"><text:s text:c="2"/><text:span text:style-name="T1">serialPort1.DtrEnable = true; // DTR = 0</text:span></text:p>
            <text:p text:style-name="P8"><text:s/><text:span text:style-name="T1">WriteStatus();</text:span></text:p>
            <text:p text:style-name="P8"><text:s text:c="2"/><text:span text:style-name="T1">// CHANNEL X2 (RTS = 0, DTR = 1)</text:span></text:p>
            <text:p text:style-name="P8"><text:s text:c="2"/><text:span text:style-name="T1">serialPort1.RtsEnable = true; //RTS = 0</text:span></text:p>
            <text:p text:style-name="P8"><text:s text:c="2"/><text:span text:style-name="T1">serialPort1.DtrEnable = false; // DTR = 1</text:span></text:p>
            <text:p text:style-name="P8"><text:s text:c="2"/><text:span text:style-name="T1">WriteStatus();</text:span></text:p>
            <text:p text:style-name="P8"><text:s text:c="2"/><text:span text:style-name="T1">// CHANNEL X3 (RTS = 1, DTR = 1)</text:span></text:p>
            <text:p text:style-name="P8"><text:s/><text:span text:style-name="T1">serialPort1.RtsEnable = false; //RTS = 1</text:span></text:p>
            <text:p text:style-name="P10"><text:s/><text:span text:style-name="T1">serialPort1.DtrEnable = false; // DTR = 1</text:span></text:p>
            <text:p text:style-name="P10">WriteStatus();</text:p>
            <text:p text:style-name="P2"><text:span text:style-name="T7"><text:s/>serialPort1.Close();</text:span> }</text:p>
            <text:p text:style-name="P2"/>
            <text:p text:style-name="P2"/>
            <text:p text:style-name="P2"/>
            <text:p text:style-name="P2"><text:soft-page-break/></text:p>
            <text:p text:style-name="P3"><text:s/>public void WriteStatus() </text:p>
            <text:p text:style-name="P3">{ <text:s/>OUT = serialPort1.CtsHolding; </text:p>
            <text:p text:style-name="P3">if (!OUT) textBox1.Text = textBox1.Text + "1"; </text:p>
            <text:p text:style-name="P5"><text:s/>else textBox1.Text = textBox1.Text + "0"; </text:p>
            <text:p text:style-name="P4"><text:span text:style-name="T7"><text:s/>}</text:span> <text:s/>} }</text:p>
            <text:p text:style-name="P1">The source code is simple and straightforward. </text:p>
            <text:p text:style-name="P1">The main job is implemented inside the <text:span text:style-name="T5">button1_Click </text:span><text:span text:style-name="T6">event handler</text:span></text:p>
            <text:p text:style-name="P1"><text:span text:style-name="T6"><text:s/>(this function is called when you have clicked the "Check status" button). You may easily improve the source code of this application. </text:span></text:p>
            <text:p text:style-name="P1"><text:span text:style-name="T6">For instance, you may want to read A0-A3 inputs periodically.</text:span></text:p>
            <text:p text:style-name="P1"><text:span text:style-name="T6"><text:s/>To do so you should place the Timer component on a form, set the appropriate time interval</text:span></text:p>
            <text:p text:style-name="P1"><text:span text:style-name="T6"><text:s/>and place the source code of a</text:span></text:p>
            <text:p text:style-name="P1"><text:span text:style-name="T5">WriteStatus</text:span></text:p>
            <text:p text:style-name="P1"><text:span text:style-name="T6">function inside a timer event handler </text:span></text:p>
            <text:p text:style-name="P1"><text:span text:style-name="T6">which you should define by yourself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monospace" svg:font-family="monospace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ompong Jongmeesuk</meta:initial-creator>
    <meta:creation-date>2023-11-27T09:24:42.56</meta:creation-date>
    <dc:date>2023-11-27T09:54:49.96</dc:date>
    <dc:creator>Sompong Jongmeesuk</dc:creator>
    <meta:editing-duration>PT30M6S</meta:editing-duration>
    <meta:editing-cycles>6</meta:editing-cycles>
    <meta:generator>OpenOffice/4.1.14$Win32 OpenOffice.org_project/4114m1$Build-9811</meta:generator>
    <meta:document-statistic meta:table-count="1" meta:image-count="0" meta:object-count="0" meta:page-count="2" meta:paragraph-count="56" meta:word-count="270" meta:character-count="1835"/>
  </office:meta>
</office:document-meta>
</file>